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250e2c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2684d7" officeooo:paragraph-rsid="002684d7"/>
    </style:style>
    <style:style style:name="P4" style:family="paragraph" style:parent-style-name="Standard">
      <style:text-properties fo:color="#000000" loext:opacity="100%" style:font-name="Calibri Light" fo:font-size="12pt" fo:language="en" fo:country="US" style:font-size-asian="12pt" style:font-size-complex="12pt"/>
    </style:style>
    <style:style style:name="P5" style:family="paragraph" style:parent-style-name="Heading_20_3">
      <style:text-properties fo:color="#000000" loext:opacity="100%" style:font-name="Calibri Light" fo:font-size="12pt" fo:language="en" fo:country="US" style:font-size-asian="12pt" style:font-size-complex="12pt"/>
    </style:style>
    <style:style style:name="P6" style:family="paragraph" style:parent-style-name="Heading_20_3">
      <style:text-properties fo:color="#000000" loext:opacity="100%" style:font-name="Calibri Light" fo:font-size="12pt" fo:language="en" fo:country="US" officeooo:paragraph-rsid="00061d4c" style:font-size-asian="12pt" style:font-size-complex="12pt"/>
    </style:style>
    <style:style style:name="P7" style:family="paragraph" style:parent-style-name="Heading_20_3">
      <style:text-properties fo:color="#000000" loext:opacity="100%" style:font-name="Calibri Light" fo:font-size="12pt" fo:language="en" fo:country="US" officeooo:paragraph-rsid="001bd344" style:font-size-asian="12pt" style:font-size-complex="12pt"/>
    </style:style>
    <style:style style:name="P8" style:family="paragraph" style:parent-style-name="Heading_20_3">
      <style:paragraph-properties fo:line-height="90%"/>
      <style:text-properties fo:color="#000000" loext:opacity="100%" style:font-name="Calibri Light" fo:font-size="12pt" fo:language="en" fo:country="US" officeooo:rsid="002f2b2d" officeooo:paragraph-rsid="002f2b2d" style:font-size-asian="12pt" style:font-size-complex="12pt"/>
    </style:style>
    <style:style style:name="P9" style:family="paragraph" style:parent-style-name="Heading_20_1">
      <style:text-properties fo:color="#000000" loext:opacity="100%" style:font-name="Calibri Light" fo:font-size="22pt" fo:language="en" fo:country="US" style:text-underline-style="none" fo:font-weight="bold" style:font-size-asian="22pt" style:font-weight-asian="bold" style:font-size-complex="22pt" style:font-weight-complex="bold"/>
    </style:style>
    <style:style style:name="P10" style:family="paragraph" style:parent-style-name="Heading_20_2">
      <style:text-properties fo:color="#bf0041" loext:opacity="100%" style:font-name="Calibri Light" fo:font-size="12pt" fo:language="en" fo:country="US" style:font-size-asian="12pt" style:font-size-complex="12pt"/>
    </style:style>
    <style:style style:name="P11" style:family="paragraph" style:parent-style-name="Heading_20_2">
      <style:text-properties fo:color="#bf0041" loext:opacity="100%" style:font-name="Calibri Light" fo:font-size="12pt" fo:language="en" fo:country="US" officeooo:paragraph-rsid="002b448d" style:font-size-asian="12pt" style:font-size-complex="12pt"/>
    </style:style>
    <style:style style:name="P12" style:family="paragraph" style:parent-style-name="Heading_20_2">
      <style:text-properties fo:color="#bf0041" loext:opacity="100%" style:font-name="Calibri Light" fo:font-size="12pt" fo:language="en" fo:country="US" fo:font-weight="bold" officeooo:rsid="0037bec8" officeooo:paragraph-rsid="0037bec8" style:font-name-asian="NSimSun" style:font-size-asian="12pt" style:font-weight-asian="bold" style:font-name-complex="Arial" style:font-size-complex="12pt" style:font-weight-complex="bold"/>
    </style:style>
    <style:style style:name="P13" style:family="paragraph" style:parent-style-name="Heading_20_4">
      <style:text-properties fo:color="#000000" loext:opacity="100%" style:font-name="Calibri Light" fo:font-size="12pt" fo:language="en" fo:country="US" style:text-underline-style="solid" style:text-underline-width="auto" style:text-underline-color="font-color" officeooo:paragraph-rsid="002cf6e8" style:font-size-asian="12pt" style:font-size-complex="12pt"/>
    </style:style>
    <style:style style:name="P14" style:family="paragraph" style:parent-style-name="Heading_20_4">
      <style:text-properties fo:color="#000000" loext:opacity="100%" style:font-name="Calibri Light" fo:font-size="12pt" fo:language="en" fo:country="US" fo:font-style="italic" style:text-underline-style="solid" style:text-underline-width="auto" style:text-underline-color="font-color" fo:font-weight="normal" officeooo:rsid="002f2b2d" officeooo:paragraph-rsid="0037bec8" style:font-name-asian="NSimSun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5" style:family="paragraph" style:parent-style-name="Text_20_body">
      <style:paragraph-properties fo:line-height="90%"/>
      <style:text-properties fo:color="#000000" loext:opacity="100%" style:font-name="Calibri Light" fo:font-size="12pt" fo:language="en" fo:country="US" fo:font-style="italic" fo:font-weight="normal" officeooo:rsid="002c8093" officeooo:paragraph-rsid="002b6c7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 style:list-style-name="L1">
      <style:paragraph-properties fo:line-height="90%"/>
      <style:text-properties fo:color="#000000" loext:opacity="100%" style:font-name="Calibri Light" fo:font-size="12pt" fo:language="en" fo:country="US" officeooo:rsid="00303709" officeooo:paragraph-rsid="00303709" style:font-size-asian="12pt" style:font-size-complex="12pt"/>
    </style:style>
    <style:style style:name="P17" style:family="paragraph" style:parent-style-name="Text_20_body" style:list-style-name="L8">
      <style:paragraph-properties fo:line-height="90%"/>
      <style:text-properties fo:color="#000000" loext:opacity="100%" style:font-name="Calibri Light" fo:font-size="12pt" fo:language="en" fo:country="US" officeooo:rsid="000f66f4" officeooo:paragraph-rsid="000f66f4" style:font-size-asian="12pt" style:font-size-complex="12pt"/>
    </style:style>
    <style:style style:name="P18" style:family="paragraph" style:parent-style-name="Text_20_body" style:list-style-name="L9">
      <style:paragraph-properties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19" style:family="paragraph" style:parent-style-name="Text_20_body" style:list-style-name="L1">
      <style:paragraph-properties fo:margin-top="0in" fo:margin-bottom="0in" style:contextual-spacing="false" fo:line-height="90%"/>
      <style:text-properties fo:color="#000000" loext:opacity="100%" style:font-name="Calibri Light" fo:language="en" fo:country="US"/>
    </style:style>
    <style:style style:name="P20" style:family="paragraph" style:parent-style-name="Text_20_body" style:list-style-name="L8">
      <style:paragraph-properties fo:margin-top="0in" fo:margin-bottom="0in" style:contextual-spacing="false" fo:line-height="90%"/>
      <style:text-properties fo:color="#000000" loext:opacity="100%" style:font-name="Calibri Light" fo:language="en" fo:country="US"/>
    </style:style>
    <style:style style:name="P21" style:family="paragraph" style:parent-style-name="Text_20_body" style:list-style-name="L1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564a4" officeooo:paragraph-rsid="003564a4" style:font-size-asian="12pt" style:font-size-complex="12pt"/>
    </style:style>
    <style:style style:name="P22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564a4" officeooo:paragraph-rsid="003564a4" style:font-size-asian="12pt" style:font-size-complex="12pt"/>
    </style:style>
    <style:style style:name="P23" style:family="paragraph" style:parent-style-name="Text_20_body" style:list-style-name="L1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03709" officeooo:paragraph-rsid="00303709" style:font-size-asian="12pt" style:font-size-complex="12pt"/>
    </style:style>
    <style:style style:name="P24" style:family="paragraph" style:parent-style-name="Text_20_body" style:list-style-name="L2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2b448d" officeooo:paragraph-rsid="002b448d" style:font-size-asian="12pt" style:font-size-complex="12pt"/>
    </style:style>
    <style:style style:name="P25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2b448d" officeooo:paragraph-rsid="002b448d" style:font-size-asian="12pt" style:font-size-complex="12pt"/>
    </style:style>
    <style:style style:name="P26" style:family="paragraph" style:parent-style-name="Text_20_body" style:list-style-name="L2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a6398" officeooo:paragraph-rsid="003a6398" style:font-size-asian="12pt" style:font-size-complex="12pt"/>
    </style:style>
    <style:style style:name="P27" style:family="paragraph" style:parent-style-name="Text_20_body" style:list-style-name="L2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1bd344" officeooo:paragraph-rsid="001bd344" style:font-size-asian="12pt" style:font-size-complex="12pt"/>
    </style:style>
    <style:style style:name="P28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620a5" officeooo:paragraph-rsid="003620a5" style:font-size-asian="12pt" style:font-size-complex="12pt"/>
    </style:style>
    <style:style style:name="P29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30" style:family="paragraph" style:parent-style-name="Text_20_body" style:list-style-name="L9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31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af76f" officeooo:paragraph-rsid="003af76f" style:font-size-asian="12pt" style:font-size-complex="12pt"/>
    </style:style>
    <style:style style:name="P32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b278d" officeooo:paragraph-rsid="003b278d" style:font-size-asian="12pt" style:font-size-complex="12pt"/>
    </style:style>
    <style:style style:name="P33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0bc11" officeooo:paragraph-rsid="003620a5" style:font-size-asian="12pt" style:font-size-complex="12pt"/>
    </style:style>
    <style:style style:name="P34" style:family="paragraph" style:parent-style-name="Text_20_body" style:list-style-name="L6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0bc11" officeooo:paragraph-rsid="003564a4" style:font-size-asian="12pt" style:font-size-complex="12pt"/>
    </style:style>
    <style:style style:name="P35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7bec8" officeooo:paragraph-rsid="0037bec8" style:font-size-asian="12pt" style:font-size-complex="12pt"/>
    </style:style>
    <style:style style:name="P36" style:family="paragraph" style:parent-style-name="Text_20_body" style:list-style-name="L5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49d59" officeooo:paragraph-rsid="00349d59" style:font-size-asian="12pt" style:font-size-complex="12pt"/>
    </style:style>
    <style:style style:name="P37" style:family="paragraph" style:parent-style-name="Text_20_body" style:list-style-name="L5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3b862" officeooo:paragraph-rsid="00349d59" style:font-size-asian="12pt" style:font-size-complex="12pt"/>
    </style:style>
    <style:style style:name="P38" style:family="paragraph" style:parent-style-name="Text_20_body" style:list-style-name="L5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33b862" officeooo:paragraph-rsid="0033b862" style:font-size-asian="12pt" style:font-size-complex="12pt"/>
    </style:style>
    <style:style style:name="P39" style:family="paragraph" style:parent-style-name="Text_20_body" style:list-style-name="L7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fo:font-style="normal" officeooo:rsid="00349d59" officeooo:paragraph-rsid="0037bec8" style:font-size-asian="12pt" style:font-style-asian="normal" style:font-size-complex="12pt" style:font-style-complex="normal"/>
    </style:style>
    <style:style style:name="P40" style:family="paragraph" style:parent-style-name="Text_20_body" style:list-style-name="L7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fo:font-style="normal" style:text-underline-style="none" fo:font-weight="normal" officeooo:rsid="003564a4" officeooo:paragraph-rsid="0037bec8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Text_20_body" style:list-style-name="L6">
      <style:paragraph-properties fo:margin-top="0in" fo:margin-bottom="0in" style:contextual-spacing="false" fo:line-height="90%"/>
      <style:text-properties officeooo:rsid="003564a4" officeooo:paragraph-rsid="003564a4"/>
    </style:style>
    <style:style style:name="P42" style:family="paragraph" style:parent-style-name="Text_20_body" style:list-style-name="L6">
      <style:paragraph-properties fo:margin-top="0in" fo:margin-bottom="0in" style:contextual-spacing="false" fo:line-height="90%"/>
      <style:text-properties officeooo:paragraph-rsid="0024b0c3"/>
    </style:style>
    <style:style style:name="P43" style:family="paragraph" style:parent-style-name="Text_20_body" style:list-style-name="L4">
      <style:paragraph-properties fo:margin-top="0in" fo:margin-bottom="0.0181in" style:contextual-spacing="false" fo:line-height="90%"/>
      <style:text-properties fo:color="#000000" loext:opacity="100%" style:font-name="Calibri Light" fo:font-size="12pt" fo:language="en" fo:country="US" fo:font-weight="normal" officeooo:rsid="002b6c76" officeooo:paragraph-rsid="00303709" style:font-size-asian="12pt" style:font-weight-asian="normal" style:font-size-complex="12pt" style:font-weight-complex="normal"/>
    </style:style>
    <style:style style:name="P44" style:family="paragraph" style:parent-style-name="Text_20_body" style:list-style-name="L4">
      <style:paragraph-properties fo:margin-top="0in" fo:margin-bottom="0.0181in" style:contextual-spacing="false" fo:line-height="90%"/>
      <style:text-properties fo:color="#000000" loext:opacity="100%" style:font-name="Calibri Light" fo:font-size="12pt" fo:language="en" fo:country="US" fo:font-weight="normal" officeooo:rsid="002b6c76" officeooo:paragraph-rsid="002b6c76" style:font-size-asian="12pt" style:font-weight-asian="normal" style:font-size-complex="12pt" style:font-weight-complex="normal"/>
    </style:style>
    <style:style style:name="P45" style:family="paragraph" style:parent-style-name="Text_20_body" style:list-style-name="L4">
      <style:paragraph-properties fo:margin-top="0in" fo:margin-bottom="0.0181in" style:contextual-spacing="false" fo:line-height="90%"/>
      <style:text-properties fo:color="#000000" loext:opacity="100%" style:font-name="Calibri Light" fo:font-size="12pt" fo:language="en" fo:country="US" fo:font-weight="normal" officeooo:paragraph-rsid="002b6c76" style:font-size-asian="12pt" style:font-weight-asian="normal" style:font-size-complex="12pt" style:font-weight-complex="normal"/>
    </style:style>
    <style:style style:name="P46" style:family="paragraph" style:parent-style-name="Text_20_body" style:list-style-name="L4">
      <style:paragraph-properties fo:margin-top="0in" fo:margin-bottom="0.0181in" style:contextual-spacing="false" fo:line-height="90%"/>
      <style:text-properties fo:color="#000000" loext:opacity="100%" style:font-name="Calibri Light" fo:font-size="12pt" fo:language="en" fo:country="US" fo:font-weight="normal" officeooo:paragraph-rsid="00303709" style:font-size-asian="12pt" style:font-weight-asian="normal" style:font-size-complex="12pt" style:font-weight-complex="normal"/>
    </style:style>
    <style:style style:name="P47" style:family="paragraph" style:parent-style-name="Text_20_body" style:list-style-name="L4">
      <style:paragraph-properties fo:margin-top="0in" fo:margin-bottom="0.0181in" style:contextual-spacing="false" fo:line-height="90%"/>
      <style:text-properties fo:color="#000000" loext:opacity="100%" style:font-name="Calibri Light" fo:language="en" fo:country="US" officeooo:rsid="002b6c76" officeooo:paragraph-rsid="00303709"/>
    </style:style>
    <style:style style:name="P48" style:family="paragraph">
      <loext:graphic-properties draw:fill-color="#bf0041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fac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03709" style:font-name-asian="NSimSun" style:font-style-asian="italic" style:font-weight-asian="normal" style:font-name-complex="Arial" style:font-style-complex="italic" style:font-weight-complex="normal"/>
    </style:style>
    <style:style style:name="T5" style:family="text">
      <style:text-properties fo:font-style="italic" fo:font-weight="normal" officeooo:rsid="002cf6e8" style:font-name-asian="NSimSun" style:font-style-asian="italic" style:font-weight-asian="normal" style:font-name-complex="Ari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style:font-name-asian="NSimSun" style:font-style-asian="italic" style:font-weight-asian="normal" style:font-name-complex="Ari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30bc11" style:font-name-asian="NSimSun" style:font-style-asian="italic" style:font-weight-asian="normal" style:font-name-complex="Arial" style:font-style-complex="italic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00" loext:opacity="100%" style:font-name="Calibri Light" fo:font-size="12pt" fo:language="en" fo:country="US" style:font-size-asian="12pt" style:font-size-complex="12pt"/>
    </style:style>
    <style:style style:name="T10" style:family="text">
      <style:text-properties fo:color="#000000" loext:opacity="100%" style:font-name="Calibri Light" fo:font-size="12pt" fo:language="en" fo:country="US" officeooo:rsid="00137fc6" style:font-size-asian="12pt" style:font-size-complex="12pt"/>
    </style:style>
    <style:style style:name="T11" style:family="text">
      <style:text-properties fo:color="#000000" loext:opacity="100%" style:font-name="Calibri Light" fo:font-size="12pt" fo:language="en" fo:country="US" officeooo:rsid="0022300d" style:font-size-asian="12pt" style:font-size-complex="12pt"/>
    </style:style>
    <style:style style:name="T12" style:family="text">
      <style:text-properties fo:color="#000000" loext:opacity="100%" style:font-name="Calibri Light" fo:font-size="12pt" fo:language="en" fo:country="US" officeooo:rsid="0030bc11" style:font-size-asian="12pt" style:font-size-complex="12pt"/>
    </style:style>
    <style:style style:name="T13" style:family="text">
      <style:text-properties fo:color="#000000" loext:opacity="100%" style:font-name="Calibri Light" fo:font-size="12pt" fo:language="en" fo:country="US" officeooo:rsid="003564a4" style:font-size-asian="12pt" style:font-size-complex="12pt"/>
    </style:style>
    <style:style style:name="T14" style:family="text">
      <style:text-properties officeooo:rsid="00113d4e"/>
    </style:style>
    <style:style style:name="T15" style:family="text">
      <style:text-properties officeooo:rsid="00137fc6"/>
    </style:style>
    <style:style style:name="T16" style:family="text">
      <style:text-properties officeooo:rsid="00179328"/>
    </style:style>
    <style:style style:name="T17" style:family="text">
      <style:text-properties fo:color="#5983b0" loext:opacity="100%" style:font-name="Calibri Light" fo:font-size="11pt" fo:language="en" fo:country="US" style:text-underline-style="none" style:font-size-asian="11pt" style:font-size-complex="11pt"/>
    </style:style>
    <style:style style:name="T18" style:family="text">
      <style:text-properties fo:color="#5983b0" loext:opacity="100%" style:font-name="Calibri Light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5983b0" loext:opacity="100%" style:font-name="Calibri Light" fo:font-size="11pt" fo:language="en" fo:country="US" fo:font-style="normal" style:text-underline-style="none" fo:font-weight="normal" officeooo:rsid="00250e2c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bf0041" loext:opacity="100%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13d4e" style:font-size-asian="12pt" style:font-size-complex="12pt"/>
    </style:style>
    <style:style style:name="T23" style:family="text">
      <style:text-properties fo:font-size="12pt" officeooo:rsid="000f66f4" style:font-size-asian="12pt" style:font-size-complex="12pt"/>
    </style:style>
    <style:style style:name="T24" style:family="text">
      <style:text-properties fo:font-size="12pt" officeooo:rsid="001dbeab" style:font-size-asian="12pt" style:font-size-complex="12pt"/>
    </style:style>
    <style:style style:name="T25" style:family="text">
      <style:text-properties fo:font-size="12pt" officeooo:rsid="003620a5" style:font-size-asian="12pt" style:font-size-complex="12pt"/>
    </style:style>
    <style:style style:name="T26" style:family="text">
      <style:text-properties fo:font-size="12pt" fo:font-style="normal" style:text-underline-style="none" fo:font-weight="normal" officeooo:rsid="003564a4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size="12pt" fo:font-weight="normal" officeooo:rsid="00303709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c8093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620a5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7bec8" style:font-size-asian="12pt" style:font-weight-asian="normal" style:font-size-complex="12pt" style:font-weight-complex="normal"/>
    </style:style>
    <style:style style:name="T31" style:family="text">
      <style:text-properties officeooo:rsid="002304a7"/>
    </style:style>
    <style:style style:name="T32" style:family="text">
      <style:text-properties officeooo:rsid="002b448d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 fo:font-weight="normal" officeooo:rsid="003564a4" style:font-name-asian="NSimSun" style:font-weight-asian="normal" style:font-name-complex="Arial" style:font-weight-complex="normal"/>
    </style:style>
    <style:style style:name="T35" style:family="text">
      <style:text-properties fo:font-weight="bold" officeooo:rsid="002b448d" style:font-name-asian="NSimSun" style:font-weight-asian="bold" style:font-name-complex="Arial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b6c76" style:font-weight-asian="bold" style:font-weight-complex="bold"/>
    </style:style>
    <style:style style:name="T38" style:family="text">
      <style:text-properties officeooo:rsid="002c8093"/>
    </style:style>
    <style:style style:name="T39" style:family="text">
      <style:text-properties style:text-underline-style="none" fo:font-weight="normal" style:font-name-asian="NSimSun" style:font-weight-asian="normal" style:font-name-complex="Arial" style:font-weight-complex="normal"/>
    </style:style>
    <style:style style:name="T40" style:family="text">
      <style:text-properties style:text-underline-style="none" fo:font-weight="normal" officeooo:rsid="003564a4" style:font-name-asian="NSimSun" style:font-weight-asian="normal" style:font-name-complex="Arial" style:font-weight-complex="normal"/>
    </style:style>
    <style:style style:name="T41" style:family="text">
      <style:text-properties style:text-underline-style="none" fo:font-weight="normal" officeooo:rsid="003620a5" style:font-name-asian="NSimSun" style:font-weight-asian="normal" style:font-name-complex="Arial" style:font-weight-complex="normal"/>
    </style:style>
    <style:style style:name="T42" style:family="text">
      <style:text-properties officeooo:rsid="00303709"/>
    </style:style>
    <style:style style:name="T43" style:family="text">
      <style:text-properties officeooo:rsid="0030bc11"/>
    </style:style>
    <style:style style:name="T44" style:family="text">
      <style:text-properties officeooo:rsid="00323c01"/>
    </style:style>
    <style:style style:name="T45" style:family="text">
      <style:text-properties officeooo:rsid="00349d59"/>
    </style:style>
    <style:style style:name="T46" style:family="text">
      <style:text-properties officeooo:rsid="003564a4"/>
    </style:style>
    <style:style style:name="T47" style:family="text">
      <style:text-properties officeooo:rsid="001282ea"/>
    </style:style>
    <style:style style:name="T48" style:family="text">
      <style:text-properties officeooo:rsid="003620a5"/>
    </style:style>
    <style:style style:name="T49" style:family="text">
      <style:text-properties officeooo:rsid="0037bec8"/>
    </style:style>
    <style:style style:name="T50" style:family="text">
      <style:text-properties officeooo:rsid="003a6398"/>
    </style:style>
    <style:style style:name="T51" style:family="text">
      <style:text-properties officeooo:rsid="003af229"/>
    </style:style>
    <text:list-style style:name="L1">
      <text:list-level-style-bullet text:level="1" text:style-name="Bullet_20_Symbols" text:bullet-char="•">
        <style:list-level-properties text:min-label-width="0.2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2in" text:min-label-width="0.2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5in" fo:text-indent="-0.2in" fo:margin-left="0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min-label-width="0.2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bf0041" draw:fill-color="#bf004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atrick Billodeau</text:h>
      <text:p text:style-name="P2"><text:a xlink:type="simple" xlink:href="mailto:patrick@pmail.dev" text:style-name="Internet_20_link" text:visited-style-name="Visited_20_Internet_20_Link"><text:span text:style-name="T19">patrick@pmail.dev</text:span></text:a></text:p>
      <text:p text:style-name="P3"><text:a xlink:type="simple" xlink:href="http://patrickbillodeau.com/" text:style-name="Internet_20_link" text:visited-style-name="Visited_20_Internet_20_Link"><text:span text:style-name="T19">p</text:span></text:a><text:a xlink:type="simple" xlink:href="http://patrickbillodeau.com/" text:style-name="Internet_20_link" text:visited-style-name="Visited_20_Internet_20_Link"><text:span text:style-name="T18">atrickbillodeau.com</text:span></text:a></text:p>
      <text:p text:style-name="P1"><text:a xlink:type="simple" xlink:href="https://github.com/PBillodeau" text:style-name="Internet_20_link" text:visited-style-name="Visited_20_Internet_20_Link"><text:span text:style-name="T18">github.com/PBillodeau</text:span></text:a></text:p>
      <text:p text:style-name="Text_20_body"><text:a xlink:type="simple" xlink:href="https://www.linkedin.com/in/patrickbillodeau/" text:style-name="Internet_20_link" text:visited-style-name="Visited_20_Internet_20_Link"><text:span text:style-name="T18">linkedin.com/in/patrickbillodeau</text:span></text:a></text:p>
      <text:h text:style-name="P10" text:outline-level="2">At a Glance</text:h>
      <text:list xml:id="list3596500618" text:style-name="L1">
        <text:list-item>
          <text:p text:style-name="P19"><text:span text:style-name="T21">Professional </text:span><text:span text:style-name="T25">full-stack </text:span><text:span text:style-name="T21">software developer for </text:span><text:span text:style-name="T22">7 </text:span><text:span text:style-name="T21">years </text:span></text:p>
        </text:list-item>
        <text:list-item>
          <text:p text:style-name="P21">Extensive DevOps experience</text:p>
        </text:list-item>
        <text:list-item>
          <text:p text:style-name="P23">Customer facing role</text:p>
        </text:list-item>
        <text:list-item>
          <text:p text:style-name="P16">Frequent work with 3<text:span text:style-name="T33">rd</text:span> party vendors</text:p>
        </text:list-item>
      </text:list>
      <text:h text:style-name="P10" text:outline-level="2">Interests</text:h>
      <text:list xml:id="list2647584482" text:style-name="L2">
        <text:list-item>
          <text:p text:style-name="P24">Solving difficult technical problems </text:p>
        </text:list-item>
        <text:list-item>
          <text:p text:style-name="P26">Working with others to solve their <text:span text:style-name="T51">technical </text:span>problems</text:p>
        </text:list-item>
        <text:list-item>
          <text:p text:style-name="P27">Always growing and learning something new</text:p>
        </text:list-item>
      </text:list>
      <text:h text:style-name="P11" text:outline-level="2"><text:span text:style-name="T35">Relevant T</text:span><text:span text:style-name="T32">echnologies</text:span></text:h>
      <text:list xml:id="list2532119992" text:style-name="L3">
        <text:list-item>
          <text:p text:style-name="P28">Operations</text:p>
          <text:list>
            <text:list-item>
              <text:p text:style-name="P22">Ansible</text:p>
            </text:list-item>
            <text:list-item>
              <text:p text:style-name="P25">Jenkins</text:p>
            </text:list-item>
            <text:list-item>
              <text:p text:style-name="P29"><text:span text:style-name="T32">Docker</text:span> </text:p>
            </text:list-item>
            <text:list-item>
              <text:p text:style-name="P22">ELK</text:p>
            </text:list-item>
            <text:list-item>
              <text:p text:style-name="P31">Gitlab</text:p>
            </text:list-item>
            <text:list-item>
              <text:p text:style-name="P32">LAMP stack</text:p>
            </text:list-item>
          </text:list>
        </text:list-item>
        <text:list-item>
          <text:p text:style-name="P28">Development</text:p>
          <text:list>
            <text:list-item>
              <text:p text:style-name="P28">PHP</text:p>
            </text:list-item>
            <text:list-item>
              <text:p text:style-name="P28">ECMAScript</text:p>
            </text:list-item>
            <text:list-item>
              <text:p text:style-name="P33">ASP.NET</text:p>
            </text:list-item>
            <text:list-item>
              <text:p text:style-name="P28">React</text:p>
            </text:list-item>
            <text:list-item>
              <text:p text:style-name="P32">Drupal</text:p>
            </text:list-item>
          </text:list>
        </text:list-item>
      </text:list>
      <text:h text:style-name="P12" text:outline-level="2">Volunteer work</text:h>
      <text:list xml:id="list200805772337795" text:continue-numbering="true" text:style-name="L3">
        <text:list-item>
          <text:p text:style-name="P35">Emerging <text:span text:style-name="T50">D</text:span>igital <text:span text:style-name="T50">A</text:span>cademy mentor</text:p>
        </text:list-item>
        <text:list-item>
          <text:p text:style-name="P35">Curiosity Week 2020 <text:span text:style-name="T50">speaker</text:span></text:p>
        </text:list-item>
      </text:list>
      <text:h text:style-name="P10" text:outline-level="2">Articles</text:h>
      <text:p text:style-name="P1"><text:a xlink:type="simple" xlink:href="https://patrickbillodeau.com/docker-intro/" text:style-name="Internet_20_link" text:visited-style-name="Visited_20_Internet_20_Link"><text:span text:style-name="T17">patrickbillodeau.com/docker-intro</text:span></text:a></text:p>
      <text:p text:style-name="P4"/>
      <text:p text:style-name="P4"/>
      <text:p text:style-name="P4"/>
      <text:p text:style-name="P4"/>
      <text:p text:style-name="P4"/>
      <text:h text:style-name="P6" text:outline-level="3"><draw:line text:anchor-type="paragraph" draw:z-index="2" draw:name="Shape1_0" draw:style-name="gr1" draw:text-style-name="P48" svg:x1="-0.1709in" svg:y1="10.0591in" svg:x2="-0.1709in" svg:y2="-0.0035in"><text:p/></draw:line><text:span text:style-name="T20">Lead Applications Developer</text:span><text:span text:style-name="T2"> <text:s text:c="17"/>January 202</text:span><text:span text:style-name="T3">1</text:span><text:span text:style-name="T2"> – Present<text:line-break/></text:span>Front-end Developer <text:s text:c="29"/><text:span text:style-name="T2">July 2016 - January 202</text:span><text:span text:style-name="T3">1</text:span><text:span text:style-name="T2"><text:line-break/></text:span><text:span text:style-name="T1">State of Minnesota</text:span></text:h>
      <text:p text:style-name="P15">Major awards</text:p>
      <text:list xml:id="list1912998287" text:style-name="L4">
        <text:list-item>
          <text:p text:style-name="P43"><text:span text:style-name="T36">2020 Distinguished Achievement Award</text:span> (Individual)</text:p>
          <text:list>
            <text:list-item>
              <text:p text:style-name="P43"><text:span text:style-name="T43">F</text:span>or <text:span text:style-name="T48">delivering several projects on-time with high impact</text:span></text:p>
            </text:list-item>
          </text:list>
        </text:list-item>
        <text:list-item>
          <text:p text:style-name="P45"><text:span text:style-name="T37">2020 Distinguished</text:span><text:span text:style-name="T36"> </text:span><text:span text:style-name="T37">Achievement</text:span><text:span text:style-name="T36"> Award</text:span> (Team)</text:p>
          <text:list>
            <text:list-item>
              <text:p text:style-name="P44"><text:span text:style-name="T42">F</text:span>or <text:span text:style-name="T49">serving</text:span> as <text:span text:style-name="T49">the </text:span>technical lead <text:span text:style-name="T38">i</text:span>mplementing a<text:span text:style-name="T43">n</text:span> <text:span text:style-name="T43">ASP</text:span>.NET application to help catch under-performing students</text:p>
            </text:list-item>
          </text:list>
        </text:list-item>
        <text:list-item>
          <text:p text:style-name="P46"><text:span text:style-name="T36">2019 Distinguished </text:span><text:span text:style-name="T37">Achievement</text:span><text:span text:style-name="T36"> Award</text:span> (Team)</text:p>
          <text:list>
            <text:list-item>
              <text:p text:style-name="P47"><text:span text:style-name="T27">F</text:span><text:span text:style-name="T28">or </text:span><text:span text:style-name="T30">serving</text:span><text:span text:style-name="T28"> as </text:span><text:span text:style-name="T30">the </text:span><text:span text:style-name="T28">technical lead </text:span><text:span text:style-name="T29">implementing </text:span><text:span text:style-name="T27">college’s </text:span><text:span text:style-name="T29">public</text:span><text:span text:style-name="T27"> website </text:span><text:span text:style-name="T29">(www.minnesota.edu)</text:span><text:span text:style-name="T26"> <text:s/></text:span></text:p>
            </text:list-item>
          </text:list>
        </text:list-item>
      </text:list>
      <text:h text:style-name="P8" text:outline-level="3"><text:span text:style-name="T6">IT DevOps </text:span><text:span text:style-name="T7">and automation</text:span></text:h>
      <text:list xml:id="list2817031661" text:style-name="L5">
        <text:list-item>
          <text:list>
            <text:list-item>
              <text:p text:style-name="P36">Rebuilt our infrastructure (4 servers) with Ansible scripts to <text:s/>complete<text:span text:style-name="T46">ly provision our</text:span> infrastructure as code (IaC)</text:p>
            </text:list-item>
            <text:list-item>
              <text:p text:style-name="P37">Created and maintained 30+ Jenkins pipeline scripts for continuous integration and deployment</text:p>
            </text:list-item>
            <text:list-item>
              <text:p text:style-name="P38">Setup <text:span text:style-name="T45">and monitored </text:span>ELK stack to ingest application logs via filebeat <text:span text:style-name="T45">and metricbeat to monitor infrastructure health</text:span></text:p>
            </text:list-item>
          </text:list>
        </text:list-item>
      </text:list>
      <text:h text:style-name="P13" text:outline-level="4"><text:span text:style-name="T4">Systems</text:span><text:span text:style-name="T5"> development</text:span></text:h>
      <text:list xml:id="list2759603423" text:style-name="L6">
        <text:list-item>
          <text:p text:style-name="P41"><text:span text:style-name="T9">Completely rebuilt college’s public facing site from a custom-built CMS to Drupal 9 (</text:span><text:a xlink:type="simple" xlink:href="http://www.minnesota.edu/" text:style-name="Internet_20_link" text:visited-style-name="Visited_20_Internet_20_Link">www.minnesota.edu</text:a><text:span text:style-name="T9">)</text:span></text:p>
        </text:list-item>
        <text:list-item>
          <text:p text:style-name="P34">Collaborated with MSUM to implement ASP.NET application with our <text:span text:style-name="T44">unique </text:span>data-structures and user needs</text:p>
        </text:list-item>
        <text:list-item>
          <text:p text:style-name="P34"><text:span text:style-name="T47">Proposed and implemented a message board </text:span><text:span text:style-name="T15">using</text:span><text:span text:style-name="T47"> Discourse to facilitate college-wide discussion on new ideas to help make the college more effective</text:span></text:p>
        </text:list-item>
        <text:list-item>
          <text:p text:style-name="P42"><text:span text:style-name="T10">Designed and implemented </text:span><text:span text:style-name="T13">a</text:span><text:span text:style-name="T9"> Data-A</text:span><text:span text:style-name="T11">PI</text:span><text:span text:style-name="T10"> </text:span><text:span text:style-name="T12">(PHP) </text:span><text:span text:style-name="T10">that </text:span><text:span text:style-name="T9">pulls data from MinnState into our own ElasticSearch instance </text:span></text:p>
        </text:list-item>
      </text:list>
      <text:h text:style-name="P14" text:outline-level="4">Customer-facing and support</text:h>
      <text:list xml:id="list2054766459" text:style-name="L7">
        <text:list-item>
          <text:p text:style-name="P39"><text:span text:style-name="T40">Served as technical consultant for integrations with 3</text:span><text:span text:style-name="T34">rd</text:span><text:span text:style-name="T40"> party vendors (Maxient, AIM, </text:span><text:span text:style-name="T41">and </text:span><text:span text:style-name="T40">CircleIn)</text:span></text:p>
        </text:list-item>
        <text:list-item>
          <text:p text:style-name="P39"><text:span text:style-name="T39">Served as the </text:span><text:span text:style-name="T40">final tier of support </text:span><text:span text:style-name="T39">for technical questions surrounding our </text:span><text:span text:style-name="T40">applications and infrastructure</text:span></text:p>
        </text:list-item>
        <text:list-item>
          <text:p text:style-name="P40">Provided live demos and training for groups of 100+</text:p>
        </text:list-item>
      </text:list>
      <text:h text:style-name="P5" text:outline-level="3"><draw:line text:anchor-type="paragraph" draw:z-index="0" draw:name="Shape1_2" draw:style-name="gr1" draw:text-style-name="P48" svg:x1="4.2236in" svg:y1="0.028in" svg:x2="-0.0102in" svg:y2="0.028in"><text:p/></draw:line><text:span text:style-name="T20">Systems Engineer </text:span><text:span text:style-name="T8"><text:s text:c="2"/></text:span><text:s text:c="38"/><text:span text:style-name="T2">May 2014 - July 2016<text:line-break/></text:span><text:span text:style-name="T1">Clifton Labs</text:span></text:h>
      <text:list xml:id="list3019659351" text:style-name="L8">
        <text:list-item>
          <text:p text:style-name="P20"><text:span text:style-name="T23">Developed embedded-</text:span><text:span text:style-name="T24">C</text:span><text:span text:style-name="T23"> application</text:span><text:span text:style-name="T24">s</text:span><text:span text:style-name="T23"> that interfaced with various radios</text:span><text:span text:style-name="T21"> </text:span><text:span text:style-name="T23">over IP</text:span></text:p>
        </text:list-item>
        <text:list-item>
          <text:p text:style-name="P17">Setup and maintained contin<text:span text:style-name="T31">u</text:span>ous integration server<text:span text:style-name="T14">s</text:span><text:span text:style-name="T16"> </text:span></text:p>
        </text:list-item>
      </text:list>
      <text:h text:style-name="P7" text:outline-level="3"><draw:line text:anchor-type="paragraph" draw:z-index="1" draw:name="Shape1_3" draw:style-name="gr1" draw:text-style-name="P48" svg:x1="4.2236in" svg:y1="0.0055in" svg:x2="-0.0102in" svg:y2="0.0055in"><text:p/></draw:line><text:span text:style-name="T20">Student</text:span> <text:s text:c="53"/><text:span text:style-name="T1">August 2010 - May 2014<text:line-break/>NDSU</text:span></text:h>
      <text:list xml:id="list2441737091" text:style-name="L9">
        <text:list-item>
          <text:p text:style-name="P30">B.S. Electrical Engineering </text:p>
        </text:list-item>
        <text:list-item>
          <text:p text:style-name="P18">GPA: 3.95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341*" fo:start-indent="0in" fo:end-indent="0.1in"/>
          <style:column style:rel-width="62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07-21T20:07:42.440000000</dc:date>
    <meta:editing-duration>PT10H3M23S</meta:editing-duration>
    <meta:editing-cycles>39</meta:editing-cycles>
    <meta:print-date>2021-02-11T09:40:51.514000000</meta:print-date>
    <meta:document-statistic meta:table-count="0" meta:image-count="0" meta:object-count="0" meta:page-count="1" meta:paragraph-count="60" meta:word-count="379" meta:character-count="2689" meta:non-whitespace-character-count="2262"/>
  </office:meta>
</office:document-meta>
</file>